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Object 10/content.xml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progres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" manifest:full-path="Object 10/Configurations2/statusbar/"/>
  <manifest:file-entry manifest:media-type="application/vnd.sun.xml.ui.configuration" manifest:full-path="Object 10/Configurations2/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styles.xml"/>
  <manifest:file-entry manifest:media-type="text/xml" manifest:full-path="Object 1/content.xml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progres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" manifest:full-path="Object 4/Configurations2/statusbar/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progres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" manifest:full-path="Object 5/Configurations2/statusbar/"/>
  <manifest:file-entry manifest:media-type="application/vnd.sun.xml.ui.configuration" manifest:full-path="Object 5/Configurations2/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progres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" manifest:full-path="Object 6/Configurations2/statusbar/"/>
  <manifest:file-entry manifest:media-type="application/vnd.sun.xml.ui.configuration" manifest:full-path="Object 6/Configurations2/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progres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" manifest:full-path="Object 7/Configurations2/statusbar/"/>
  <manifest:file-entry manifest:media-type="application/vnd.sun.xml.ui.configuration" manifest:full-path="Object 7/Configurations2/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progres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" manifest:full-path="Object 8/Configurations2/statusbar/"/>
  <manifest:file-entry manifest:media-type="application/vnd.sun.xml.ui.configuration" manifest:full-path="Object 8/Configurations2/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9/content.xml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progres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" manifest:full-path="Object 9/Configurations2/statusbar/"/>
  <manifest:file-entry manifest:media-type="application/vnd.sun.xml.ui.configuration" manifest:full-path="Object 9/Configurations2/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fr1" style:family="graphic" style:parent-style-name="Formula">
      <style:graphic-properties style:vertical-pos="middle" style:vertical-rel="tex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t of Charge</text:p>
      <text:p text:style-name="Standard"/>
      <text:p text:style-name="Standard">Measured in coulombs. Charge is quantized, and is written as an integer multiple of the elementary charge (e = 1.6e-19C).</text:p>
      <text:p text:style-name="Standard"/>
      <text:p text:style-name="Standard">The force between two charges is:</text:p>
      <text:p text:style-name="Standard"><draw:frame draw:style-name="fr1" draw:name="Object1" text:anchor-type="as-char" svg:width="0.802in" svg:height="0.4409in" draw:z-index="0"><draw:object xlink:href="./Object 1" xlink:type="simple" xlink:show="embed" xlink:actuate="onLoad"/><draw:image xlink:href="./ObjectReplacements/Object 1" xlink:type="simple" xlink:show="embed" xlink:actuate="onLoad"/></draw:frame>, where k is a constant depending on the medium between the charges. </text:p>
      <text:p text:style-name="Standard"/>
      <text:p text:style-name="Standard">In free space,</text:p>
      <text:p text:style-name="Standard"><draw:frame draw:style-name="fr1" draw:name="Object2" text:anchor-type="as-char" svg:width="0.7283in" svg:height="0.4181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, <text:s/>where <draw:frame draw:style-name="fr1" draw:name="Object3" text:anchor-type="as-char" svg:width="0.211in" svg:height="0.2091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 is the permittivity constant of free space, <draw:frame draw:style-name="fr1" draw:name="Object4" text:anchor-type="as-char" svg:width="0.211in" svg:height="0.2091in" draw:z-index="7"><draw:object xlink:href="./Object 4" xlink:type="simple" xlink:show="embed" xlink:actuate="onLoad"/><draw:image xlink:href="./ObjectReplacements/Object 4" xlink:type="simple" xlink:show="embed" xlink:actuate="onLoad"/></draw:frame> = 8.58e-12<draw:frame draw:style-name="fr1" draw:name="Object10" text:anchor-type="as-char" svg:width="0.7134in" svg:height="0.2075in" draw:z-index="6"><draw:object xlink:href="./Object 10" xlink:type="simple" xlink:show="embed" xlink:actuate="onLoad"/><draw:image xlink:href="./ObjectReplacements/Object 10" xlink:type="simple" xlink:show="embed" xlink:actuate="onLoad"/></draw:frame></text:p>
      <text:p text:style-name="Standard"/>
      <text:p text:style-name="Standard">In general,</text:p>
      <text:p text:style-name="Standard"><draw:frame draw:style-name="fr1" draw:name="Object5" text:anchor-type="as-char" svg:width="0.6756in" svg:height="0.3929in" draw:z-index="3"><draw:object xlink:href="./Object 5" xlink:type="simple" xlink:show="embed" xlink:actuate="onLoad"/><draw:image xlink:href="./ObjectReplacements/Object 5" xlink:type="simple" xlink:show="embed" xlink:actuate="onLoad"/><svg:desc>formula</svg:desc></draw:frame>, where <draw:frame draw:style-name="fr1" draw:name="Object6" text:anchor-type="as-char" svg:width="0.1583in" svg:height="0.1839in" draw:z-index="4"><draw:object xlink:href="./Object 6" xlink:type="simple" xlink:show="embed" xlink:actuate="onLoad"/><draw:image xlink:href="./ObjectReplacements/Object 6" xlink:type="simple" xlink:show="embed" xlink:actuate="onLoad"/><svg:desc>formula</svg:desc></draw:frame> is the permiativity of the medium</text:p>
      <text:p text:style-name="Standard"/>
      <text:p text:style-name="Standard"><draw:frame draw:style-name="fr1" draw:name="Object7" text:anchor-type="as-char" svg:width="0.5772in" svg:height="0.2091in" draw:z-index="5"><draw:object xlink:href="./Object 7" xlink:type="simple" xlink:show="embed" xlink:actuate="onLoad"/><draw:image xlink:href="./ObjectReplacements/Object 7" xlink:type="simple" xlink:show="embed" xlink:actuate="onLoad"/><svg:desc>formula</svg:desc></draw:frame>, <draw:frame draw:style-name="fr1" draw:name="Object8" text:anchor-type="as-char" svg:width="0.2016in" svg:height="0.2091in" draw:z-index="8"><draw:object xlink:href="./Object 8" xlink:type="simple" xlink:show="embed" xlink:actuate="onLoad"/><draw:image xlink:href="./ObjectReplacements/Object 8" xlink:type="simple" xlink:show="embed" xlink:actuate="onLoad"/></draw:frame> is the relative permiativity, <draw:frame draw:style-name="fr1" draw:name="Object9" text:anchor-type="as-char" svg:width="0.4311in" svg:height="0.2091in" draw:z-index="9"><draw:object xlink:href="./Object 9" xlink:type="simple" xlink:show="embed" xlink:actuate="onLoad"/><draw:image xlink:href="./ObjectReplacements/Object 9" xlink:type="simple" xlink:show="embed" xlink:actuate="onLoad"/></draw:frame>.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ndy Maguire</meta:initial-creator>
    <meta:creation-date>2011-01-09T12:39:54</meta:creation-date>
    <meta:generator>OpenOffice.org/3.2$Unix OpenOffice.org_project/320m19$Build-9505</meta:generator>
    <dc:date>2011-01-09T13:08:02</dc:date>
    <dc:creator>Sandy Maguire</dc:creator>
    <meta:editing-duration>PT00H28M09S</meta:editing-duration>
    <meta:editing-cycles>10</meta:editing-cycles>
    <meta:document-statistic meta:table-count="0" meta:image-count="0" meta:object-count="10" meta:page-count="1" meta:paragraph-count="9" meta:word-count="72" meta:character-count="413"/>
  </office:meta>
</office:document-meta>
</file>

<file path=Object 1/content.xml><?xml version="1.0" encoding="utf-8"?>
<math xmlns="http://www.w3.org/1998/Math/MathML">
  <semantics>
    <mrow>
      <mrow>
        <mi>F</mi>
        <mi mathvariant="normal">=</mi>
        <mi>k</mi>
      </mrow>
      <mfrac>
        <mrow>
          <msub>
            <mi>q</mi>
            <mn>1</mn>
          </msub>
          <msub>
            <mi>q</mi>
            <mn>2</mn>
          </msub>
        </mrow>
        <msup>
          <mi>r</mi>
          <mn>2</mn>
        </msup>
      </mfrac>
    </mrow>
    <annotation encoding="StarMath 5.0">F = k {{q_1 q_2} over {r^2}}</annotation>
  </semantics>
</math>
</file>

<file path=Object 10/content.xml><?xml version="1.0" encoding="utf-8"?>
<math xmlns="http://www.w3.org/1998/Math/MathML">
  <semantics>
    <mrow>
      <mrow>
        <msup>
          <mi>C</mi>
          <mn>2</mn>
        </msup>
        <mi mathvariant="normal">/</mi>
        <mi>N</mi>
      </mrow>
      <mi mathvariant="normal">⋅</mi>
      <msup>
        <mi>m</mi>
        <mn>2</mn>
      </msup>
    </mrow>
    <annotation encoding="StarMath 5.0">C^2/N cdot m^2</annotation>
  </semantics>
</math>
</file>

<file path=Object 2/content.xml><?xml version="1.0" encoding="utf-8"?>
<math xmlns="http://www.w3.org/1998/Math/MathML">
  <semantics>
    <mrow>
      <mi>k</mi>
      <mi mathvariant="normal">=</mi>
      <mfrac>
        <mn>1</mn>
        <mrow>
          <mn>4</mn>
          <mo stretchy="false">π</mo>
          <msub>
            <mo stretchy="false">ε</mo>
            <mn>0</mn>
          </msub>
        </mrow>
      </mfrac>
    </mrow>
    <annotation encoding="StarMath 5.0">k = 1 over {4 %pi %epsilon_0}</annotation>
  </semantics>
</math>
</file>

<file path=Object 3/content.xml><?xml version="1.0" encoding="utf-8"?>
<math xmlns="http://www.w3.org/1998/Math/MathML">
  <semantics>
    <msub>
      <mo stretchy="false">ε</mo>
      <mn>0</mn>
    </msub>
    <annotation encoding="StarMath 5.0">%epsilon_0</annotation>
  </semantics>
</math>
</file>

<file path=Object 4/content.xml><?xml version="1.0" encoding="utf-8"?>
<math xmlns="http://www.w3.org/1998/Math/MathML">
  <semantics>
    <msub>
      <mo stretchy="false">ε</mo>
      <mn>0</mn>
    </msub>
    <annotation encoding="StarMath 5.0">%epsilon_0</annotation>
  </semantics>
</math>
</file>

<file path=Object 5/content.xml><?xml version="1.0" encoding="utf-8"?>
<math xmlns="http://www.w3.org/1998/Math/MathML">
  <semantics>
    <mrow>
      <mi>k</mi>
      <mi mathvariant="normal">=</mi>
      <mfrac>
        <mn>1</mn>
        <mrow>
          <mn>4</mn>
          <mo stretchy="false">π</mo>
          <mo stretchy="false">ε</mo>
        </mrow>
      </mfrac>
    </mrow>
    <annotation encoding="StarMath 5.0">k = 1 over {4 %pi %epsilon}</annotation>
  </semantics>
</math>
</file>

<file path=Object 6/content.xml><?xml version="1.0" encoding="utf-8"?>
<math xmlns="http://www.w3.org/1998/Math/MathML">
  <semantics>
    <mo stretchy="false">ε</mo>
    <annotation encoding="StarMath 5.0">%epsilon</annotation>
  </semantics>
</math>
</file>

<file path=Object 7/content.xml><?xml version="1.0" encoding="utf-8"?>
<math xmlns="http://www.w3.org/1998/Math/MathML">
  <semantics>
    <mrow>
      <mrow>
        <mo stretchy="false">ε</mo>
        <mi mathvariant="normal">=</mi>
        <msub>
          <mo stretchy="false">ε</mo>
          <mi>r</mi>
        </msub>
      </mrow>
      <msub>
        <mo stretchy="false">ε</mo>
        <mn>0</mn>
      </msub>
    </mrow>
    <annotation encoding="StarMath 5.0">%epsilon = %epsilon_r %epsilon_0</annotation>
  </semantics>
</math>
</file>

<file path=Object 8/content.xml><?xml version="1.0" encoding="utf-8"?>
<math xmlns="http://www.w3.org/1998/Math/MathML">
  <semantics>
    <msub>
      <mo stretchy="false">ε</mo>
      <mi>r</mi>
    </msub>
    <annotation encoding="StarMath 5.0">%epsilon_r</annotation>
  </semantics>
</math>
</file>

<file path=Object 9/content.xml><?xml version="1.0" encoding="utf-8"?>
<math xmlns="http://www.w3.org/1998/Math/MathML">
  <semantics>
    <mrow>
      <msub>
        <mo stretchy="false">ε</mo>
        <mi>r</mi>
      </msub>
      <mi mathvariant="normal">≥</mi>
      <mn>1</mn>
    </mrow>
    <annotation encoding="StarMath 5.0">%epsilon_r &gt;= 1</annotation>
  </semantics>
</math>
</file>